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Noto Sans EgyptHiero" svg:font-family="'Noto Sans EgyptHiero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4.101cm"/>
    </style:style>
    <style:style style:name="Table1.C" style:family="table-column">
      <style:table-column-properties style:column-width="3.016cm"/>
    </style:style>
    <style:style style:name="Table1.E" style:family="table-column">
      <style:table-column-properties style:column-width="8.096cm"/>
    </style:style>
    <style:style style:name="Table1.A1" style:family="table-cell">
      <style:table-cell-properties fo:background-color="#b4c7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#b4c7dc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17.595cm" fo:margin-left="0cm" style:page-number="auto" fo:break-before="auto" fo:break-after="auto" table:align="left"/>
    </style:style>
    <style:style style:name="Table2.A" style:family="table-column">
      <style:table-column-properties style:column-width="1.191cm"/>
    </style:style>
    <style:style style:name="Table2.B" style:family="table-column">
      <style:table-column-properties style:column-width="4.101cm"/>
    </style:style>
    <style:style style:name="Table2.C" style:family="table-column">
      <style:table-column-properties style:column-width="3.016cm"/>
    </style:style>
    <style:style style:name="Table2.E" style:family="table-column">
      <style:table-column-properties style:column-width="8.096cm"/>
    </style:style>
    <style:style style:name="Table2.A1" style:family="table-cell">
      <style:table-cell-properties fo:background-color="#b4c7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#b4c7dc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1.191cm"/>
    </style:style>
    <style:style style:name="Table3.B" style:family="table-column">
      <style:table-column-properties style:column-width="4.101cm"/>
    </style:style>
    <style:style style:name="Table3.C" style:family="table-column">
      <style:table-column-properties style:column-width="3.016cm"/>
    </style:style>
    <style:style style:name="Table3.E" style:family="table-column">
      <style:table-column-properties style:column-width="8.096cm"/>
    </style:style>
    <style:style style:name="Table3.A1" style:family="table-cell">
      <style:table-cell-properties fo:background-color="#b4c7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#b4c7dc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 style:master-page-name="">
      <style:table-properties style:width="17.595cm" fo:margin-left="0cm" style:page-number="auto" fo:break-before="auto" fo:break-after="auto" table:align="left"/>
    </style:style>
    <style:style style:name="Table4.A" style:family="table-column">
      <style:table-column-properties style:column-width="1.191cm"/>
    </style:style>
    <style:style style:name="Table4.B" style:family="table-column">
      <style:table-column-properties style:column-width="4.101cm"/>
    </style:style>
    <style:style style:name="Table4.C" style:family="table-column">
      <style:table-column-properties style:column-width="3.016cm"/>
    </style:style>
    <style:style style:name="Table4.E" style:family="table-column">
      <style:table-column-properties style:column-width="8.096cm"/>
    </style:style>
    <style:style style:name="Table4.A1" style:family="table-cell">
      <style:table-cell-properties fo:background-color="#b4c7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E1" style:family="table-cell">
      <style:table-cell-properties fo:background-color="#b4c7dc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 style:master-page-name="">
      <style:table-properties style:width="17.595cm" fo:margin-left="0cm" style:page-number="auto" fo:break-before="auto" fo:break-after="auto" table:align="left"/>
    </style:style>
    <style:style style:name="Table5.A" style:family="table-column">
      <style:table-column-properties style:column-width="1.191cm"/>
    </style:style>
    <style:style style:name="Table5.B" style:family="table-column">
      <style:table-column-properties style:column-width="4.101cm"/>
    </style:style>
    <style:style style:name="Table5.C" style:family="table-column">
      <style:table-column-properties style:column-width="3.016cm"/>
    </style:style>
    <style:style style:name="Table5.E" style:family="table-column">
      <style:table-column-properties style:column-width="8.096cm"/>
    </style:style>
    <style:style style:name="Table5.A1" style:family="table-cell">
      <style:table-cell-properties fo:background-color="#b4c7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E1" style:family="table-cell">
      <style:table-cell-properties fo:background-color="#b4c7dc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0b48d5" officeooo:paragraph-rsid="000b48d5"/>
    </style:style>
    <style:style style:name="P2" style:family="paragraph" style:parent-style-name="Text_20_body">
      <style:text-properties officeooo:rsid="000b48d5" officeooo:paragraph-rsid="000d2ac0"/>
    </style:style>
    <style:style style:name="P3" style:family="paragraph" style:parent-style-name="Text_20_body">
      <style:text-properties officeooo:paragraph-rsid="000d2ac0"/>
    </style:style>
    <style:style style:name="P4" style:family="paragraph" style:parent-style-name="Text_20_body">
      <style:text-properties officeooo:rsid="000d2ac0" officeooo:paragraph-rsid="000d2ac0"/>
    </style:style>
    <style:style style:name="P5" style:family="paragraph" style:parent-style-name="Text_20_body">
      <style:text-properties officeooo:rsid="000df393" officeooo:paragraph-rsid="000df393"/>
    </style:style>
    <style:style style:name="P6" style:family="paragraph" style:parent-style-name="Text_20_body">
      <style:text-properties officeooo:paragraph-rsid="000df393"/>
    </style:style>
    <style:style style:name="P7" style:family="paragraph" style:parent-style-name="Text_20_body">
      <style:text-properties officeooo:rsid="000e7afd" officeooo:paragraph-rsid="000e7afd"/>
    </style:style>
    <style:style style:name="P8" style:family="paragraph" style:parent-style-name="Heading">
      <style:text-properties officeooo:rsid="000b48d5" officeooo:paragraph-rsid="000b48d5"/>
    </style:style>
    <style:style style:name="P9" style:family="paragraph" style:parent-style-name="Heading">
      <style:text-properties officeooo:rsid="000b48d5" officeooo:paragraph-rsid="000d2ac0"/>
    </style:style>
    <style:style style:name="P10" style:family="paragraph" style:parent-style-name="Heading">
      <style:text-properties officeooo:paragraph-rsid="000b48d5"/>
    </style:style>
    <style:style style:name="P11" style:family="paragraph" style:parent-style-name="Heading">
      <style:text-properties officeooo:rsid="000d2ac0" officeooo:paragraph-rsid="000d2ac0"/>
    </style:style>
    <style:style style:name="P12" style:family="paragraph" style:parent-style-name="Standard">
      <style:text-properties officeooo:paragraph-rsid="0009b7f1"/>
    </style:style>
    <style:style style:name="P13" style:family="paragraph" style:parent-style-name="Standard">
      <style:text-properties officeooo:paragraph-rsid="000b48d5"/>
    </style:style>
    <style:style style:name="P14" style:family="paragraph" style:parent-style-name="Standard">
      <style:text-properties officeooo:paragraph-rsid="000d2ac0"/>
    </style:style>
    <style:style style:name="P15" style:family="paragraph" style:parent-style-name="Standard">
      <style:text-properties officeooo:rsid="000d2ac0" officeooo:paragraph-rsid="000d2ac0"/>
    </style:style>
    <style:style style:name="P16" style:family="paragraph" style:parent-style-name="Standard">
      <style:text-properties officeooo:rsid="000df393" officeooo:paragraph-rsid="000df393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Table_20_Contents">
      <style:paragraph-properties fo:text-align="start" style:justify-single-word="false"/>
      <style:text-properties fo:color="#666666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666666" style:text-outline="false" style:text-line-through-style="none" style:text-line-through-type="none" style:font-name="Courier New" fo:font-size="10pt" fo:font-style="normal" fo:text-shadow="none" style:text-underline-style="none" fo:font-weight="normal" officeooo:paragraph-rsid="0009b7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666666" style:text-outline="false" style:text-line-through-style="none" style:text-line-through-type="none" style:font-name="Courier New" fo:font-size="10pt" fo:font-style="normal" fo:text-shadow="none" style:text-underline-style="none" fo:font-weight="normal" officeooo:paragraph-rsid="000b48d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666666" style:text-outline="false" style:text-line-through-style="none" style:text-line-through-type="none" style:font-name="Courier New" fo:font-size="10pt" fo:font-style="normal" fo:text-shadow="none" style:text-underline-style="none" fo:font-weight="normal" officeooo:paragraph-rsid="000d2ac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666666" style:text-outline="false" style:text-line-through-style="none" style:text-line-through-type="none" style:font-name="Courier New" fo:font-size="10pt" fo:font-style="normal" fo:text-shadow="none" style:text-underline-style="none" fo:font-weight="normal" officeooo:rsid="00088f77" officeooo:paragraph-rsid="00088f7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666666" style:text-outline="false" style:text-line-through-style="none" style:text-line-through-type="none" style:font-name="Courier New" fo:font-size="10pt" fo:font-style="normal" fo:text-shadow="none" style:text-underline-style="none" fo:font-weight="normal" officeooo:rsid="00088f77" officeooo:paragraph-rsid="0009b7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666666" style:text-outline="false" style:text-line-through-style="none" style:text-line-through-type="none" style:font-name="Courier New" fo:font-size="10pt" fo:font-style="normal" fo:text-shadow="none" style:text-underline-style="none" fo:font-weight="normal" officeooo:rsid="00088f77" officeooo:paragraph-rsid="000b48d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666666" style:text-outline="false" style:text-line-through-style="none" style:text-line-through-type="none" style:font-name="Courier New" fo:font-size="10pt" fo:font-style="normal" fo:text-shadow="none" style:text-underline-style="none" fo:font-weight="normal" officeooo:rsid="0009b7f1" officeooo:paragraph-rsid="0009b7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666666" style:text-outline="false" style:text-line-through-style="none" style:text-line-through-type="none" style:font-name="Courier New" fo:font-size="10pt" fo:font-style="normal" fo:text-shadow="none" style:text-underline-style="none" fo:font-weight="normal" officeooo:rsid="0009b7f1" officeooo:paragraph-rsid="000b48d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666666" style:text-outline="false" style:text-line-through-style="none" style:text-line-through-type="none" style:font-name="Courier New" fo:font-size="10pt" fo:font-style="normal" fo:text-shadow="none" style:text-underline-style="none" fo:font-weight="normal" officeooo:rsid="0009b7f1" officeooo:paragraph-rsid="000d2ac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666666" style:text-outline="false" style:text-line-through-style="none" style:text-line-through-type="none" style:font-name="Courier New" fo:font-size="10pt" fo:font-style="normal" fo:text-shadow="none" style:text-underline-style="none" fo:font-weight="normal" officeooo:rsid="000b48d5" officeooo:paragraph-rsid="000b48d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666666" style:text-outline="false" style:text-line-through-style="none" style:text-line-through-type="none" style:font-name="Courier New" fo:font-size="10pt" fo:font-style="normal" fo:text-shadow="none" style:text-underline-style="none" fo:font-weight="normal" officeooo:rsid="000b48d5" officeooo:paragraph-rsid="000d2ac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666666" style:text-outline="false" style:text-line-through-style="none" style:text-line-through-type="none" style:font-name="Courier New" fo:font-size="10pt" fo:font-style="normal" fo:text-shadow="none" style:text-underline-style="none" fo:font-weight="normal" officeooo:rsid="000d2ac0" officeooo:paragraph-rsid="000d2ac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666666" style:text-outline="false" style:text-line-through-style="none" style:text-line-through-type="none" style:font-name="Courier New" fo:font-size="10pt" fo:font-style="normal" fo:text-shadow="none" style:text-underline-style="none" fo:font-weight="normal" officeooo:rsid="000d2ac0" officeooo:paragraph-rsid="000d2ac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text-properties fo:color="#666666" style:font-name="Courier New"/>
    </style:style>
    <style:style style:name="P33" style:family="paragraph" style:parent-style-name="Table_20_Contents">
      <style:paragraph-properties fo:text-align="center" style:justify-single-word="false"/>
      <style:text-properties fo:color="#666666" style:font-name="Courier New" officeooo:rsid="00088f77" officeooo:paragraph-rsid="0009b7f1"/>
    </style:style>
    <style:style style:name="P34" style:family="paragraph" style:parent-style-name="Table_20_Contents">
      <style:paragraph-properties fo:text-align="center" style:justify-single-word="false"/>
      <style:text-properties fo:color="#666666" style:font-name="Courier New" officeooo:rsid="00088f77" officeooo:paragraph-rsid="000b48d5"/>
    </style:style>
    <style:style style:name="P35" style:family="paragraph" style:parent-style-name="Table_20_Contents">
      <style:paragraph-properties fo:text-align="center" style:justify-single-word="false"/>
      <style:text-properties fo:color="#666666" style:font-name="Courier New" officeooo:rsid="00088f77" officeooo:paragraph-rsid="000d2ac0"/>
    </style:style>
    <style:style style:name="P36" style:family="paragraph" style:parent-style-name="Table_20_Contents">
      <style:text-properties fo:color="#666666" style:font-name="Courier New" officeooo:paragraph-rsid="0009b7f1"/>
    </style:style>
    <style:style style:name="P37" style:family="paragraph" style:parent-style-name="Table_20_Contents">
      <style:text-properties fo:color="#666666" style:font-name="Courier New" officeooo:paragraph-rsid="000b48d5"/>
    </style:style>
    <style:style style:name="P38" style:family="paragraph" style:parent-style-name="Table_20_Contents">
      <style:text-properties fo:color="#666666" style:font-name="Courier New" officeooo:paragraph-rsid="000d2ac0"/>
    </style:style>
    <style:style style:name="P39" style:family="paragraph" style:parent-style-name="Heading_20_2">
      <style:text-properties officeooo:rsid="000d2ac0" officeooo:paragraph-rsid="000d2ac0"/>
    </style:style>
    <style:style style:name="P40" style:family="paragraph" style:parent-style-name="Heading_20_2">
      <style:text-properties officeooo:rsid="000df393" officeooo:paragraph-rsid="000df393"/>
    </style:style>
    <style:style style:name="P41" style:family="paragraph" style:parent-style-name="Heading_20_3">
      <style:text-properties officeooo:rsid="000b48d5" officeooo:paragraph-rsid="000b48d5"/>
    </style:style>
    <style:style style:name="P42" style:family="paragraph" style:parent-style-name="Heading_20_3">
      <style:text-properties officeooo:rsid="000b48d5" officeooo:paragraph-rsid="000d2ac0"/>
    </style:style>
    <style:style style:name="P43" style:family="paragraph" style:parent-style-name="Heading_20_3">
      <style:text-properties officeooo:paragraph-rsid="000b48d5"/>
    </style:style>
    <style:style style:name="P44" style:family="paragraph" style:parent-style-name="Heading_20_3">
      <style:text-properties officeooo:rsid="000df393" officeooo:paragraph-rsid="000df393"/>
    </style:style>
    <style:style style:name="P45" style:family="paragraph" style:parent-style-name="Heading_20_1">
      <style:text-properties officeooo:rsid="000e7afd" officeooo:paragraph-rsid="000e7afd"/>
    </style:style>
    <style:style style:name="T1" style:family="text">
      <style:text-properties officeooo:rsid="000b48d5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fo:background-color="#e8f2fe" loext:char-shading-value="0" style:font-size-asian="10pt"/>
    </style:style>
    <style:style style:name="T4" style:family="text">
      <style:text-properties fo:color="#000000" style:font-name="Liberation Serif" fo:font-size="12pt" officeooo:rsid="000b48d5" fo:background-color="transparent" loext:char-shading-value="0" style:font-size-asian="12pt" style:font-size-complex="12pt"/>
    </style:style>
    <style:style style:name="T5" style:family="text">
      <style:text-properties fo:color="#000000" style:font-name="Liberation Serif" fo:font-size="12pt" officeooo:rsid="000e7afd" fo:background-color="transparent" loext:char-shading-value="0" style:font-size-asian="12pt" style:font-size-complex="12pt"/>
    </style:style>
    <style:style style:name="T6" style:family="text">
      <style:text-properties fo:color="#000000" style:font-name="Monospace" fo:font-size="10pt" fo:background-color="#f0d8a8" loext:char-shading-value="0" style:font-size-asian="10pt" style:font-size-complex="12pt"/>
    </style:style>
    <style:style style:name="T7" style:family="text">
      <style:text-properties style:font-name="Liberation Serif" officeooo:rsid="000b48d5"/>
    </style:style>
    <style:style style:name="T8" style:family="text">
      <style:text-properties officeooo:rsid="000d2ac0"/>
    </style:style>
    <style:style style:name="T9" style:family="text">
      <style:text-properties fo:color="#800000" style:font-name="Monospace" fo:font-size="10pt" fo:font-weight="bold" style:font-size-asian="10pt" style:font-weight-asian="bold"/>
    </style:style>
    <style:style style:name="T10" style:family="text">
      <style:text-properties fo:color="#212121" style:font-name="Monospace" fo:font-size="10pt" style:font-size-asian="10pt"/>
    </style:style>
    <style:style style:name="T11" style:family="text">
      <style:text-properties fo:color="#212121" style:font-name="Monospace" fo:font-size="10pt" fo:background-color="#e8f2fe" loext:char-shading-value="0" style:font-size-asian="10pt"/>
    </style:style>
    <style:style style:name="T12" style:family="text">
      <style:text-properties fo:color="#ff0000" style:font-name="Monospace" fo:font-size="10pt" style:font-size-asian="10pt"/>
    </style:style>
    <style:style style:name="T13" style:family="text">
      <style:text-properties fo:color="#ff0000" style:font-name="Monospace" fo:font-size="10pt" fo:font-weight="bold" style:font-size-asian="10pt" style:font-weight-asian="bold"/>
    </style:style>
    <style:style style:name="T14" style:family="text">
      <style:text-properties fo:color="#000080" style:font-name="Monospace" fo:font-size="10pt" fo:font-weight="bold" style:font-size-asian="10pt" style:font-weight-asian="bold"/>
    </style:style>
    <style:style style:name="T15" style:family="text">
      <style:text-properties fo:color="#000080" style:font-name="Monospace" fo:font-size="10pt" style:font-size-asian="10pt"/>
    </style:style>
    <style:style style:name="T16" style:family="text">
      <style:text-properties officeooo:rsid="000df393"/>
    </style:style>
    <style:style style:name="T17" style:family="text">
      <style:text-properties fo:color="#008000" style:font-name="Monospace"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5" text:outline-level="1">MQTT Broker (Mosquitto)</text:h>
      <text:p text:style-name="P7"/>
      <text:h text:style-name="P45" text:outline-level="1">MQTT Gateway</text:h>
      <text:h text:style-name="P45" text:outline-level="1">Databas</text:h>
      <text:h text:style-name="Heading_20_2" text:outline-level="2">Tabeller</text:h>
      <text:h text:style-name="P41" text:outline-level="3">Tabell: public.mqtt_payload_message</text:h>
      <text:p text:style-name="P1">Tabell för aktiva larm från sensorerna (severity &gt;0) inserts endast via vy mqtt_interface</text:p>
      <text:p text:style-name="P8">Kolumner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3">Namn</text:p>
          </table:table-cell>
          <table:table-cell table:style-name="Table1.A1" office:value-type="string">
            <text:p text:style-name="P33">Data typ</text:p>
          </table:table-cell>
          <table:table-cell table:style-name="Table1.A1" office:value-type="string">
            <text:p text:style-name="P33">N</text:p>
          </table:table-cell>
          <table:table-cell table:style-name="Table1.E1" office:value-type="string">
            <text:p text:style-name="P33">Beskrivning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>serial</text:p>
          </table:table-cell>
          <table:table-cell table:style-name="Table1.A2" office:value-type="string">
            <text:p text:style-name="P25">int8</text:p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22">PK med source (id på senson)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>source</text:p>
          </table:table-cell>
          <table:table-cell table:style-name="Table1.A2" office:value-type="string">
            <text:p text:style-name="P25">text</text:p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22">PK med serial (Matande system)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>apitimestamp</text:p>
          </table:table-cell>
          <table:table-cell table:style-name="Table1.A2" office:value-type="string">
            <text:p text:style-name="P25">timestamptz</text:p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22">Tidsstämpel för skande av meddelande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>node</text:p>
          </table:table-cell>
          <table:table-cell table:style-name="Table1.A2" office:value-type="string">
            <text:p text:style-name="P25">text</text:p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25">Node beskrivning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>severity</text:p>
          </table:table-cell>
          <table:table-cell table:style-name="Table1.A2" office:value-type="string">
            <text:p text:style-name="P25">in8</text:p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25">Allvargetsgrad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2">summary</text:p>
          </table:table-cell>
          <table:table-cell table:style-name="Table1.A2" office:value-type="string">
            <text:p text:style-name="P25">text</text:p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>firstoccurrence</text:p>
          </table:table-cell>
          <table:table-cell table:style-name="Table1.A2" office:value-type="string">
            <text:p text:style-name="P25">timestamptz</text:p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>lastoccurrence</text:p>
          </table:table-cell>
          <table:table-cell table:style-name="Table1.A2" office:value-type="string">
            <text:p text:style-name="P25">timestamptz</text:p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>tally</text:p>
          </table:table-cell>
          <table:table-cell table:style-name="Table1.A2" office:value-type="string">
            <text:p text:style-name="P25">int8</text:p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>acknowledged</text:p>
          </table:table-cell>
          <table:table-cell table:style-name="Table1.A2" office:value-type="string">
            <text:p text:style-name="P25">int8</text:p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>supressescalate</text:p>
          </table:table-cell>
          <table:table-cell table:style-name="Table1.A2" office:value-type="string">
            <text:p text:style-name="P25">int8</text:p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>bana</text:p>
          </table:table-cell>
          <table:table-cell table:style-name="Table1.A2" office:value-type="string">
            <text:p text:style-name="P25">text</text:p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>ivarobjectid</text:p>
          </table:table-cell>
          <table:table-cell table:style-name="Table1.A2" office:value-type="string">
            <text:p text:style-name="P25">in8</text:p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>ivarsiteobjectid</text:p>
          </table:table-cell>
          <table:table-cell table:style-name="Table1.A2" office:value-type="string">
            <text:p text:style-name="P25">in8</text:p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>agent</text:p>
          </table:table-cell>
          <table:table-cell table:style-name="Table1.A2" office:value-type="string">
            <text:p text:style-name="P25">text</text:p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>ttnumber</text:p>
          </table:table-cell>
          <table:table-cell table:style-name="Table1.A2" office:value-type="string">
            <text:p text:style-name="P25">text</text:p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>ttstatus</text:p>
          </table:table-cell>
          <table:table-cell table:style-name="Table1.A2" office:value-type="string">
            <text:p text:style-name="P25">text</text:p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18"/>
          </table:table-cell>
        </table:table-row>
      </table:table>
      <text:p text:style-name="Standard"/>
      <text:p text:style-name="Standard"/>
      <text:p text:style-name="Standard"/>
      <text:p text:style-name="P8">Unique Keys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/>
        <table:table-row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34">Namn</text:p>
          </table:table-cell>
          <table:table-cell table:style-name="Table3.A1" office:value-type="string">
            <text:p text:style-name="P34">Data typ</text:p>
          </table:table-cell>
          <table:table-cell table:style-name="Table3.A1" office:value-type="string">
            <text:p text:style-name="P34">N</text:p>
          </table:table-cell>
          <table:table-cell table:style-name="Table3.E1" office:value-type="string">
            <text:p text:style-name="P34">Beskrivning</text:p>
          </table:table-cell>
        </table:table-row>
        <text:soft-page-break/>
        <table:table-row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>serial</text:p>
          </table:table-cell>
          <table:table-cell table:style-name="Table3.A2" office:value-type="string">
            <text:p text:style-name="P26">int8</text:p>
          </table:table-cell>
          <table:table-cell table:style-name="Table3.A2" office:value-type="string">
            <text:p text:style-name="P20"/>
          </table:table-cell>
          <table:table-cell table:style-name="Table3.E2" office:value-type="string">
            <text:p text:style-name="P24">PK med source (id på senson)</text:p>
          </table:table-cell>
        </table:table-row>
        <table:table-row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>source</text:p>
          </table:table-cell>
          <table:table-cell table:style-name="Table3.A2" office:value-type="string">
            <text:p text:style-name="P26">text</text:p>
          </table:table-cell>
          <table:table-cell table:style-name="Table3.A2" office:value-type="string">
            <text:p text:style-name="P20"/>
          </table:table-cell>
          <table:table-cell table:style-name="Table3.E2" office:value-type="string">
            <text:p text:style-name="P24">PK med serial (Matande system)</text:p>
          </table:table-cell>
        </table:table-row>
      </table:table>
      <text:p text:style-name="P13"/>
      <text:p text:style-name="Standard"/>
      <text:p text:style-name="Standard"/>
      <text:h text:style-name="P43" text:outline-level="3"><text:span text:style-name="T1">Tabell: public.mqtt_payload_message_history</text:span></text:h>
      <text:p text:style-name="P3"><text:span text:style-name="T1">Tabell för historiska larm från sensorerna <text:s/>inserts sker automatisk från mqtt_interface </text:span><text:span text:style-name="T7">via </text:span><text:span text:style-name="T4">trigger </text:span><text:span text:style-name="T6">tgmqtt_interface_ins</text:span><text:span text:style-name="T4"> </text:span><text:span text:style-name="T5">Detta är en hypertabel(TimescaleDB) som är partionerad på APITimstamp</text:span></text:p>
      <text:p text:style-name="P10"><text:span text:style-name="T1">Kolumner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3">Namn</text:p>
          </table:table-cell>
          <table:table-cell table:style-name="Table2.A1" office:value-type="string">
            <text:p text:style-name="P33">Data typ</text:p>
          </table:table-cell>
          <table:table-cell table:style-name="Table2.A1" office:value-type="string">
            <text:p text:style-name="P33">N</text:p>
          </table:table-cell>
          <table:table-cell table:style-name="Table2.E1" office:value-type="string">
            <text:p text:style-name="P33">Beskrivning</text:p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>serial</text:p>
          </table:table-cell>
          <table:table-cell table:style-name="Table2.A2" office:value-type="string">
            <text:p text:style-name="P25">int8</text:p>
          </table:table-cell>
          <table:table-cell table:style-name="Table2.A2" office:value-type="string">
            <text:p text:style-name="P19"/>
          </table:table-cell>
          <table:table-cell table:style-name="Table2.E2" office:value-type="string">
            <text:p text:style-name="P28">Serial från matande system</text:p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>source</text:p>
          </table:table-cell>
          <table:table-cell table:style-name="Table2.A2" office:value-type="string">
            <text:p text:style-name="P25">text</text:p>
          </table:table-cell>
          <table:table-cell table:style-name="Table2.A2" office:value-type="string">
            <text:p text:style-name="P28"/>
          </table:table-cell>
          <table:table-cell table:style-name="Table2.E2" office:value-type="string">
            <text:p text:style-name="P28">Matande system (Mona/Lisa/Ann)</text:p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>apitimestamp</text:p>
          </table:table-cell>
          <table:table-cell table:style-name="Table2.A2" office:value-type="string">
            <text:p text:style-name="P25">timestamptz</text:p>
          </table:table-cell>
          <table:table-cell table:style-name="Table2.A2" office:value-type="string">
            <text:p text:style-name="P19"/>
          </table:table-cell>
          <table:table-cell table:style-name="Table2.E2" office:value-type="string">
            <text:p text:style-name="P23">Tidsstämpel för skande av meddelande</text:p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>node</text:p>
          </table:table-cell>
          <table:table-cell table:style-name="Table2.A2" office:value-type="string">
            <text:p text:style-name="P25">text</text:p>
          </table:table-cell>
          <table:table-cell table:style-name="Table2.A2" office:value-type="string">
            <text:p text:style-name="P19"/>
          </table:table-cell>
          <table:table-cell table:style-name="Table2.E2" office:value-type="string">
            <text:p text:style-name="P25">Node beskrivning</text:p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>severity</text:p>
          </table:table-cell>
          <table:table-cell table:style-name="Table2.A2" office:value-type="string">
            <text:p text:style-name="P25">in8</text:p>
          </table:table-cell>
          <table:table-cell table:style-name="Table2.A2" office:value-type="string">
            <text:p text:style-name="P19"/>
          </table:table-cell>
          <table:table-cell table:style-name="Table2.E2" office:value-type="string">
            <text:p text:style-name="P25">Allvargetsgrad</text:p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3">summary</text:p>
          </table:table-cell>
          <table:table-cell table:style-name="Table2.A2" office:value-type="string">
            <text:p text:style-name="P25">text</text:p>
          </table:table-cell>
          <table:table-cell table:style-name="Table2.A2" office:value-type="string">
            <text:p text:style-name="P19"/>
          </table:table-cell>
          <table:table-cell table:style-name="Table2.E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>firstoccurrence</text:p>
          </table:table-cell>
          <table:table-cell table:style-name="Table2.A2" office:value-type="string">
            <text:p text:style-name="P25">timestamptz</text:p>
          </table:table-cell>
          <table:table-cell table:style-name="Table2.A2" office:value-type="string">
            <text:p text:style-name="P19"/>
          </table:table-cell>
          <table:table-cell table:style-name="Table2.E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>lastoccurrence</text:p>
          </table:table-cell>
          <table:table-cell table:style-name="Table2.A2" office:value-type="string">
            <text:p text:style-name="P25">timestamptz</text:p>
          </table:table-cell>
          <table:table-cell table:style-name="Table2.A2" office:value-type="string">
            <text:p text:style-name="P19"/>
          </table:table-cell>
          <table:table-cell table:style-name="Table2.E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>tally</text:p>
          </table:table-cell>
          <table:table-cell table:style-name="Table2.A2" office:value-type="string">
            <text:p text:style-name="P25">int8</text:p>
          </table:table-cell>
          <table:table-cell table:style-name="Table2.A2" office:value-type="string">
            <text:p text:style-name="P19"/>
          </table:table-cell>
          <table:table-cell table:style-name="Table2.E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>acknowledged</text:p>
          </table:table-cell>
          <table:table-cell table:style-name="Table2.A2" office:value-type="string">
            <text:p text:style-name="P25">int8</text:p>
          </table:table-cell>
          <table:table-cell table:style-name="Table2.A2" office:value-type="string">
            <text:p text:style-name="P19"/>
          </table:table-cell>
          <table:table-cell table:style-name="Table2.E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>supressescalate</text:p>
          </table:table-cell>
          <table:table-cell table:style-name="Table2.A2" office:value-type="string">
            <text:p text:style-name="P25">int8</text:p>
          </table:table-cell>
          <table:table-cell table:style-name="Table2.A2" office:value-type="string">
            <text:p text:style-name="P19"/>
          </table:table-cell>
          <table:table-cell table:style-name="Table2.E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>bana</text:p>
          </table:table-cell>
          <table:table-cell table:style-name="Table2.A2" office:value-type="string">
            <text:p text:style-name="P25">text</text:p>
          </table:table-cell>
          <table:table-cell table:style-name="Table2.A2" office:value-type="string">
            <text:p text:style-name="P19"/>
          </table:table-cell>
          <table:table-cell table:style-name="Table2.E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>ivarobjectid</text:p>
          </table:table-cell>
          <table:table-cell table:style-name="Table2.A2" office:value-type="string">
            <text:p text:style-name="P25">in8</text:p>
          </table:table-cell>
          <table:table-cell table:style-name="Table2.A2" office:value-type="string">
            <text:p text:style-name="P19"/>
          </table:table-cell>
          <table:table-cell table:style-name="Table2.E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>ivarsiteobjectid</text:p>
          </table:table-cell>
          <table:table-cell table:style-name="Table2.A2" office:value-type="string">
            <text:p text:style-name="P25">in8</text:p>
          </table:table-cell>
          <table:table-cell table:style-name="Table2.A2" office:value-type="string">
            <text:p text:style-name="P19"/>
          </table:table-cell>
          <table:table-cell table:style-name="Table2.E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>agent</text:p>
          </table:table-cell>
          <table:table-cell table:style-name="Table2.A2" office:value-type="string">
            <text:p text:style-name="P25">text</text:p>
          </table:table-cell>
          <table:table-cell table:style-name="Table2.A2" office:value-type="string">
            <text:p text:style-name="P19"/>
          </table:table-cell>
          <table:table-cell table:style-name="Table2.E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>ttnumber</text:p>
          </table:table-cell>
          <table:table-cell table:style-name="Table2.A2" office:value-type="string">
            <text:p text:style-name="P25">text</text:p>
          </table:table-cell>
          <table:table-cell table:style-name="Table2.A2" office:value-type="string">
            <text:p text:style-name="P19"/>
          </table:table-cell>
          <table:table-cell table:style-name="Table2.E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>ttstatus</text:p>
          </table:table-cell>
          <table:table-cell table:style-name="Table2.A2" office:value-type="string">
            <text:p text:style-name="P25">text</text:p>
          </table:table-cell>
          <table:table-cell table:style-name="Table2.A2" office:value-type="string">
            <text:p text:style-name="P19"/>
          </table:table-cell>
          <table:table-cell table:style-name="Table2.E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5">change_version</text:p>
          </table:table-cell>
          <table:table-cell table:style-name="Table2.A2" office:value-type="string">
            <text:p text:style-name="P25">int8</text:p>
          </table:table-cell>
          <table:table-cell table:style-name="Table2.A2" office:value-type="string">
            <text:p text:style-name="P19"/>
          </table:table-cell>
          <table:table-cell table:style-name="Table2.E2" office:value-type="string">
            <text:p text:style-name="P19"/>
          </table:table-cell>
        </table:table-row>
      </table:table>
      <text:p text:style-name="P12"/>
      <text:p text:style-name="P12"/>
      <text:h text:style-name="P42" text:outline-level="3">Tabell: public.<text:span text:style-name="T8">gateway_actions</text:span></text:h>
      <text:p text:style-name="P2">Tabell för <text:span text:style-name="T8">åtgärder av mqtt gatewayes för specifika topics</text:span></text:p>
      <text:p text:style-name="P9">Kolumner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/>
        <table:table-row>
          <table:table-cell table:style-name="Table4.A1" office:value-type="string">
            <text:p text:style-name="P38"/>
          </table:table-cell>
          <table:table-cell table:style-name="Table4.A1" office:value-type="string">
            <text:p text:style-name="P35">Namn</text:p>
          </table:table-cell>
          <table:table-cell table:style-name="Table4.A1" office:value-type="string">
            <text:p text:style-name="P35">Data typ</text:p>
          </table:table-cell>
          <table:table-cell table:style-name="Table4.A1" office:value-type="string">
            <text:p text:style-name="P35">N</text:p>
          </table:table-cell>
          <table:table-cell table:style-name="Table4.E1" office:value-type="string">
            <text:p text:style-name="P35">Beskrivning</text:p>
          </table:table-cell>
        </table:table-row>
        <table:table-row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30">id</text:p>
          </table:table-cell>
          <table:table-cell table:style-name="Table4.A2" office:value-type="string">
            <text:p text:style-name="P27">Int8 <text:span text:style-name="T8">(seq)</text:span></text:p>
          </table:table-cell>
          <table:table-cell table:style-name="Table4.A2" office:value-type="string">
            <text:p text:style-name="P21"/>
          </table:table-cell>
          <table:table-cell table:style-name="Table4.E2" office:value-type="string">
            <text:p text:style-name="P30">PK för id </text:p>
          </table:table-cell>
        </table:table-row>
        <text:soft-page-break/>
        <table:table-row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30">topic</text:p>
          </table:table-cell>
          <table:table-cell table:style-name="Table4.A2" office:value-type="string">
            <text:p text:style-name="P27">text</text:p>
          </table:table-cell>
          <table:table-cell table:style-name="Table4.A2" office:value-type="string">
            <text:p text:style-name="P29"/>
          </table:table-cell>
          <table:table-cell table:style-name="Table4.E2" office:value-type="string">
            <text:p text:style-name="P30">Topic att hantera (/mqtt/example)</text:p>
          </table:table-cell>
        </table:table-row>
        <table:table-row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30">action</text:p>
          </table:table-cell>
          <table:table-cell table:style-name="Table4.A2" office:value-type="string">
            <text:p text:style-name="P30">text</text:p>
          </table:table-cell>
          <table:table-cell table:style-name="Table4.A2" office:value-type="string">
            <text:p text:style-name="P21"/>
          </table:table-cell>
          <table:table-cell table:style-name="Table4.E2" office:value-type="string">
            <text:p text:style-name="P30">SQL åtgärd mot DB</text:p>
          </table:table-cell>
        </table:table-row>
      </table:table>
      <text:p text:style-name="P14"/>
      <text:p text:style-name="P14"/>
      <text:h text:style-name="P39" text:outline-level="2">Vyer (Views)</text:h>
      <text:h text:style-name="P42" text:outline-level="3"><text:span text:style-name="T8">Vy: public.mqtt_interface</text:span></text:h>
      <text:p text:style-name="P3"/>
      <text:p text:style-name="Heading">Kolumner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E"/>
        <table:table-row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5">Namn</text:p>
          </table:table-cell>
          <table:table-cell table:style-name="Table5.A1" office:value-type="string">
            <text:p text:style-name="P35">Data typ</text:p>
          </table:table-cell>
          <table:table-cell table:style-name="Table5.A1" office:value-type="string">
            <text:p text:style-name="P35">N</text:p>
          </table:table-cell>
          <table:table-cell table:style-name="Table5.E1" office:value-type="string">
            <text:p text:style-name="P35">Beskrivning</text:p>
          </table:table-cell>
        </table:table-row>
        <table:table-row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30">jsondata</text:p>
          </table:table-cell>
          <table:table-cell table:style-name="Table5.A2" office:value-type="string">
            <text:p text:style-name="P30">json</text:p>
          </table:table-cell>
          <table:table-cell table:style-name="Table5.A2" office:value-type="string">
            <text:p text:style-name="P31"/>
          </table:table-cell>
          <table:table-cell table:style-name="Table5.E2" office:value-type="string">
            <text:p text:style-name="P30">json beskrivning av alarm (mqqt_payload_message)</text:p>
          </table:table-cell>
        </table:table-row>
      </table:table>
      <text:p text:style-name="P14"/>
      <text:p text:style-name="P14"/>
      <text:p text:style-name="P11">Triggers</text:p>
      <text:p text:style-name="P3"><text:span text:style-name="T8">Instead of INSERT trigger för separering av activa larm samt historiska larm. Sköts via funktionen </text:span><text:span text:style-name="T3">mqtt_interface_ins</text:span><text:span text:style-name="T11">()</text:span><text:span text:style-name="T8"> </text:span></text:p>
      <text:p text:style-name="P15"><text:span text:style-name="T9">create</text:span><text:span text:style-name="T10"> </text:span><text:span text:style-name="T9">trigger</text:span><text:span text:style-name="T10"> </text:span><text:span text:style-name="T2">tgmqtt_interface_ins</text:span><text:span text:style-name="T10"> </text:span><text:span text:style-name="T9">instead</text:span><text:span text:style-name="T10"> </text:span><text:span text:style-name="T9">of</text:span></text:p>
      <text:p text:style-name="P17"><text:span text:style-name="T9">insert</text:span></text:p>
      <text:p text:style-name="P17"><text:span text:style-name="T10"><text:s text:c="4"/></text:span><text:span text:style-name="T9">on</text:span></text:p>
      <text:p text:style-name="P15"><text:span text:style-name="T10"><text:s text:c="4"/></text:span><text:span text:style-name="T2">public</text:span><text:span text:style-name="T10">.</text:span><text:span text:style-name="T2">mqtt_interface</text:span><text:span text:style-name="T10"> </text:span><text:span text:style-name="T9">for</text:span><text:span text:style-name="T10"> </text:span><text:span text:style-name="T9">each</text:span><text:span text:style-name="T10"> </text:span><text:span text:style-name="T9">row</text:span><text:span text:style-name="T10"> </text:span><text:span text:style-name="T9">execute</text:span><text:span text:style-name="T10"> </text:span><text:span text:style-name="T9">procedure</text:span><text:span text:style-name="T10"> </text:span><text:span text:style-name="T2">mqtt_interface_ins</text:span><text:span text:style-name="T10">()</text:span><text:span text:style-name="T12">;</text:span></text:p>
      <text:p text:style-name="P15"><text:span text:style-name="T12"/></text:p>
      <text:p text:style-name="P15"/>
      <text:h text:style-name="P42" text:outline-level="3"><text:span text:style-name="T8">Vy: public.mqtt_payload_json</text:span></text:h>
      <text:p text:style-name="P4">Denna fun används för att åtgärda kapialisering av columner till Stora bokstäver enligt tidigare standard. (row_to_json returnerar endast små bokstäver)</text:p>
      <text:p text:style-name="P15"><text:span text:style-name="T9">CREATE</text:span><text:span text:style-name="T10"> </text:span><text:span text:style-name="T9">OR</text:span><text:span text:style-name="T10"> </text:span><text:span text:style-name="T14">REPLACE</text:span><text:span text:style-name="T10"> </text:span><text:span text:style-name="T9">VIEW</text:span><text:span text:style-name="T10"> </text:span><text:span text:style-name="T2">public</text:span><text:span text:style-name="T10">.</text:span><text:span text:style-name="T2">mqtt_payload_json</text:span></text:p>
      <text:p text:style-name="P17"><text:span text:style-name="T9">AS</text:span><text:span text:style-name="T10"> </text:span><text:span text:style-name="T9">SELECT</text:span><text:span text:style-name="T10"> </text:span><text:span text:style-name="T14">row_to_json</text:span><text:span text:style-name="T10">(</text:span><text:span text:style-name="T2">mpm</text:span><text:span text:style-name="T10">.*) </text:span><text:span text:style-name="T9">AS</text:span><text:span text:style-name="T10"> </text:span><text:span text:style-name="T2">json_data</text:span></text:p>
      <text:p text:style-name="P17"><text:span text:style-name="T10"><text:s text:c="3"/></text:span><text:span text:style-name="T9">FROM</text:span><text:span text:style-name="T10"> ( </text:span><text:span text:style-name="T9">SELECT</text:span><text:span text:style-name="T10"> </text:span><text:span text:style-name="T2">mqtt_payload_message</text:span><text:span text:style-name="T10">.</text:span><text:span text:style-name="T2">node</text:span><text:span text:style-name="T10"> </text:span><text:span text:style-name="T9">AS</text:span><text:span text:style-name="T10"> </text:span><text:span text:style-name="T15">"Node"</text:span><text:span text:style-name="T10">,</text:span></text:p>
      <text:p text:style-name="P17"><text:span text:style-name="T10"><text:s text:c="12"/></text:span><text:span text:style-name="T2">mqtt_payload_message</text:span><text:span text:style-name="T10">.</text:span><text:span text:style-name="T2">severity</text:span><text:span text:style-name="T10"> </text:span><text:span text:style-name="T9">AS</text:span><text:span text:style-name="T10"> </text:span><text:span text:style-name="T15">"Severity"</text:span><text:span text:style-name="T10">,</text:span></text:p>
      <text:p text:style-name="P17"><text:span text:style-name="T10"><text:s text:c="12"/></text:span><text:span text:style-name="T2">mqtt_payload_message</text:span><text:span text:style-name="T10">.</text:span><text:span text:style-name="T2">summary</text:span><text:span text:style-name="T10"> </text:span><text:span text:style-name="T9">AS</text:span><text:span text:style-name="T10"> </text:span><text:span text:style-name="T15">"Summary"</text:span><text:span text:style-name="T10">,</text:span></text:p>
      <text:p text:style-name="P17"><text:span text:style-name="T10"><text:s text:c="12"/></text:span><text:span text:style-name="T2">mqtt_payload_message</text:span><text:span text:style-name="T10">.</text:span><text:span text:style-name="T2">firstoccurrence</text:span><text:span text:style-name="T10"> </text:span><text:span text:style-name="T9">AS</text:span><text:span text:style-name="T10"> </text:span><text:span text:style-name="T15">"FirstOccurrence"</text:span><text:span text:style-name="T10">,</text:span></text:p>
      <text:p text:style-name="P17"><text:span text:style-name="T10"><text:s text:c="12"/></text:span><text:span text:style-name="T2">mqtt_payload_message</text:span><text:span text:style-name="T10">.</text:span><text:span text:style-name="T2">lastoccurrence</text:span><text:span text:style-name="T10"> </text:span><text:span text:style-name="T9">AS</text:span><text:span text:style-name="T10"> </text:span><text:span text:style-name="T15">"LastOccurrence"</text:span><text:span text:style-name="T10">,</text:span></text:p>
      <text:p text:style-name="P17"><text:span text:style-name="T10"><text:s text:c="12"/></text:span><text:span text:style-name="T2">mqtt_payload_message</text:span><text:span text:style-name="T10">.</text:span><text:span text:style-name="T2">tally</text:span><text:span text:style-name="T10"> </text:span><text:span text:style-name="T9">AS</text:span><text:span text:style-name="T10"> </text:span><text:span text:style-name="T15">"Tally"</text:span><text:span text:style-name="T10">,</text:span></text:p>
      <text:p text:style-name="P17"><text:span text:style-name="T10"><text:s text:c="12"/></text:span><text:span text:style-name="T2">mqtt_payload_message</text:span><text:span text:style-name="T10">.</text:span><text:span text:style-name="T2">acknowledged</text:span><text:span text:style-name="T10"> </text:span><text:span text:style-name="T9">AS</text:span><text:span text:style-name="T10"> </text:span><text:span text:style-name="T15">"Acknowledged"</text:span><text:span text:style-name="T10">,</text:span></text:p>
      <text:p text:style-name="P17"><text:span text:style-name="T10"><text:s text:c="12"/></text:span><text:span text:style-name="T2">mqtt_payload_message</text:span><text:span text:style-name="T10">.</text:span><text:span text:style-name="T14">serial</text:span><text:span text:style-name="T10"> </text:span><text:span text:style-name="T9">AS</text:span><text:span text:style-name="T10"> </text:span><text:span text:style-name="T15">"Serial"</text:span><text:span text:style-name="T10">,</text:span></text:p>
      <text:p text:style-name="P17"><text:span text:style-name="T10"><text:s text:c="12"/></text:span><text:span text:style-name="T2">mqtt_payload_message</text:span><text:span text:style-name="T10">.</text:span><text:span text:style-name="T9">source</text:span><text:span text:style-name="T10"> </text:span><text:span text:style-name="T9">AS</text:span><text:span text:style-name="T10"> </text:span><text:span text:style-name="T15">"Source"</text:span><text:span text:style-name="T10">,</text:span></text:p>
      <text:p text:style-name="P17"><text:span text:style-name="T10"><text:s text:c="12"/></text:span><text:span text:style-name="T2">mqtt_payload_message</text:span><text:span text:style-name="T10">.</text:span><text:span text:style-name="T2">supressescalate</text:span><text:span text:style-name="T10"> </text:span><text:span text:style-name="T9">AS</text:span><text:span text:style-name="T10"> </text:span><text:span text:style-name="T15">"SupressEscalate"</text:span><text:span text:style-name="T10">,</text:span></text:p>
      <text:p text:style-name="P17"><text:span text:style-name="T10"><text:s text:c="12"/></text:span><text:span text:style-name="T2">mqtt_payload_message</text:span><text:span text:style-name="T10">.</text:span><text:span text:style-name="T2">bana</text:span><text:span text:style-name="T10"> </text:span><text:span text:style-name="T9">AS</text:span><text:span text:style-name="T10"> </text:span><text:span text:style-name="T15">"Bana"</text:span><text:span text:style-name="T10">,</text:span></text:p>
      <text:p text:style-name="P17"><text:span text:style-name="T10"><text:s text:c="12"/></text:span><text:span text:style-name="T2">mqtt_payload_message</text:span><text:span text:style-name="T10">.</text:span><text:span text:style-name="T2">ivarobjectid</text:span><text:span text:style-name="T10"> </text:span><text:span text:style-name="T9">AS</text:span><text:span text:style-name="T10"> </text:span><text:span text:style-name="T15">"IvarObjectID"</text:span><text:span text:style-name="T10">,</text:span></text:p>
      <text:p text:style-name="P17"><text:span text:style-name="T10"><text:s text:c="12"/></text:span><text:span text:style-name="T2">mqtt_payload_message</text:span><text:span text:style-name="T10">.</text:span><text:span text:style-name="T2">ivarsiteobjectid</text:span><text:span text:style-name="T10"> </text:span><text:span text:style-name="T9">AS</text:span><text:span text:style-name="T10"> </text:span><text:span text:style-name="T15">"IvarSiteObjectID"</text:span><text:span text:style-name="T10">,</text:span></text:p>
      <text:p text:style-name="P17"><text:span text:style-name="T10"><text:s text:c="12"/></text:span><text:span text:style-name="T2">mqtt_payload_message</text:span><text:span text:style-name="T10">.</text:span><text:span text:style-name="T2">agent</text:span><text:span text:style-name="T10"> </text:span><text:span text:style-name="T9">AS</text:span><text:span text:style-name="T10"> </text:span><text:span text:style-name="T15">"Agent"</text:span><text:span text:style-name="T10">,</text:span></text:p>
      <text:p text:style-name="P17"><text:span text:style-name="T10"><text:s text:c="12"/></text:span><text:span text:style-name="T2">mqtt_payload_message</text:span><text:span text:style-name="T10">.</text:span><text:span text:style-name="T2">ttnumber</text:span><text:span text:style-name="T10"> </text:span><text:span text:style-name="T9">AS</text:span><text:span text:style-name="T10"> </text:span><text:span text:style-name="T15">"TTNumber"</text:span><text:span text:style-name="T10">,</text:span></text:p>
      <text:p text:style-name="P17"><text:soft-page-break/><text:span text:style-name="T10"><text:s text:c="12"/></text:span><text:span text:style-name="T2">mqtt_payload_message</text:span><text:span text:style-name="T10">.</text:span><text:span text:style-name="T2">ttstatus</text:span><text:span text:style-name="T10"> </text:span><text:span text:style-name="T9">AS</text:span><text:span text:style-name="T10"> </text:span><text:span text:style-name="T15">"TTStatus"</text:span></text:p>
      <text:p text:style-name="P15"><text:span text:style-name="T10"><text:s text:c="11"/></text:span><text:span text:style-name="T9">FROM</text:span><text:span text:style-name="T10"> </text:span><text:span text:style-name="T2">mqtt_payload_message</text:span><text:span text:style-name="T10">) </text:span><text:span text:style-name="T2">mpm</text:span><text:span text:style-name="T12">;</text:span></text:p>
      <text:p text:style-name="P15"><text:span text:style-name="T12"/></text:p>
      <text:p text:style-name="P15"><text:span text:style-name="T12"/></text:p>
      <text:p text:style-name="P16"/>
      <text:p text:style-name="P16"/>
      <text:h text:style-name="P40" text:outline-level="2">Funktioner</text:h>
      <text:h text:style-name="Heading_20_3" text:outline-level="3">Funktion: <text:span text:style-name="T16">public.mqtt_interface_ins</text:span></text:h>
      <text:p text:style-name="P6"><text:span text:style-name="T16">Funktions om hanterar upsert på befinliga larm i mqtt_payload_message samt flyttar alla förändringar till tabell <text:s/>mqtt_payload_message_history. Används i vyn </text:span><text:span text:style-name="T3">public</text:span><text:span text:style-name="T11">.</text:span><text:span text:style-name="T3">mqtt_interface</text:span><text:span text:style-name="T16"> med instead of trigger:</text:span></text:p>
      <text:p text:style-name="P16"><text:span text:style-name="T9">CREATE</text:span><text:span text:style-name="T10"> </text:span><text:span text:style-name="T9">OR</text:span><text:span text:style-name="T10"> </text:span><text:span text:style-name="T14">REPLACE</text:span><text:span text:style-name="T10"> </text:span><text:span text:style-name="T9">FUNCTION</text:span><text:span text:style-name="T10"> </text:span><text:span text:style-name="T2">public</text:span><text:span text:style-name="T10">.</text:span><text:span text:style-name="T2">mqtt_interface_ins</text:span><text:span text:style-name="T10">()</text:span></text:p>
      <text:p text:style-name="P17"><text:span text:style-name="T10"><text:s/></text:span><text:span text:style-name="T9">RETURNS</text:span><text:span text:style-name="T10"> </text:span><text:span text:style-name="T9">trigger</text:span></text:p>
      <text:p text:style-name="P17"><text:span text:style-name="T10"><text:s/></text:span><text:span text:style-name="T9">LANGUAGE</text:span><text:span text:style-name="T10"> </text:span><text:span text:style-name="T2">plpgsql</text:span></text:p>
      <text:p text:style-name="P17"><text:span text:style-name="T10"><text:s/></text:span><text:span text:style-name="T9">SECURITY</text:span><text:span text:style-name="T10"> </text:span><text:span text:style-name="T9">DEFINER</text:span></text:p>
      <text:p text:style-name="P16"><text:span text:style-name="T9">AS</text:span><text:span text:style-name="T10"> </text:span><text:span text:style-name="T13">$function$</text:span></text:p>
      <text:p text:style-name="P5"/>
      <text:h text:style-name="P44" text:outline-level="3">Funktion: public.mqtt_client_init</text:h>
      <text:p text:style-name="P5">Skickar aktiva larm till agenten vid uppstart, detta görs via mosquitto_pub och skcikas till topicen som kommer i förfrågan och plpython2u extension</text:p>
      <text:p text:style-name="P16"><text:span text:style-name="T9">CREATE</text:span><text:span text:style-name="T10"> </text:span><text:span text:style-name="T9">OR</text:span><text:span text:style-name="T10"> </text:span><text:span text:style-name="T14">REPLACE</text:span><text:span text:style-name="T10"> </text:span><text:span text:style-name="T9">FUNCTION</text:span><text:span text:style-name="T10"> </text:span><text:span text:style-name="T2">public</text:span><text:span text:style-name="T10">.</text:span><text:span text:style-name="T2">mqtt_client_init</text:span><text:span text:style-name="T10">(</text:span><text:span text:style-name="T2">str</text:span><text:span text:style-name="T10"> </text:span><text:span text:style-name="T14">text</text:span><text:span text:style-name="T10">)</text:span></text:p>
      <text:p text:style-name="P17"><text:span text:style-name="T10"><text:s/></text:span><text:span text:style-name="T9">RETURNS</text:span><text:span text:style-name="T10"> </text:span><text:span text:style-name="T14">text</text:span></text:p>
      <text:p text:style-name="P17"><text:span text:style-name="T10"><text:s/></text:span><text:span text:style-name="T9">LANGUAGE</text:span><text:span text:style-name="T10"> </text:span><text:span text:style-name="T2">plpgsql</text:span></text:p>
      <text:p text:style-name="P17"><text:span text:style-name="T9">AS</text:span><text:span text:style-name="T10"> </text:span><text:span text:style-name="T13">$function$</text:span></text:p>
      <text:p text:style-name="P17"><text:span text:style-name="T9">DECLARE</text:span><text:span text:style-name="T10"> </text:span><text:span text:style-name="T2">msgtopic</text:span><text:span text:style-name="T10"> </text:span><text:span text:style-name="T14">text</text:span><text:span text:style-name="T12">;</text:span></text:p>
      <text:p text:style-name="P17"><text:span text:style-name="T10"><text:tab/><text:tab/><text:tab/><text:tab/> </text:span><text:span text:style-name="T2">msgpayload</text:span><text:span text:style-name="T10"> </text:span><text:span text:style-name="T14">json</text:span><text:span text:style-name="T12">;</text:span></text:p>
      <text:p text:style-name="P17"><text:span text:style-name="T9">BEGIN</text:span></text:p>
      <text:p text:style-name="P17"><text:span text:style-name="T10"><text:tab/></text:span><text:span text:style-name="T2">msgpayload</text:span><text:span text:style-name="T10">:=</text:span><text:span text:style-name="T14">json</text:span><text:span text:style-name="T10">(</text:span><text:span text:style-name="T2">str</text:span><text:span text:style-name="T10">)</text:span><text:span text:style-name="T12">;</text:span></text:p>
      <text:p text:style-name="P17"><text:span text:style-name="T10"><text:s text:c="4"/></text:span><text:span text:style-name="T2">msgtopic</text:span><text:span text:style-name="T10">:=</text:span><text:span text:style-name="T2">msgpayload</text:span><text:span text:style-name="T10">-&gt;&gt;</text:span><text:span text:style-name="T17">'Topic'</text:span><text:span text:style-name="T12">;</text:span></text:p>
      <text:p text:style-name="P17"><text:span text:style-name="T10"><text:s text:c="4"/></text:span><text:span text:style-name="T9">perform</text:span><text:span text:style-name="T10"> </text:span><text:span text:style-name="T2">mqtt_publish</text:span><text:span text:style-name="T10">(</text:span><text:span text:style-name="T2">msgtopic</text:span><text:span text:style-name="T10">, </text:span><text:span text:style-name="T2">json_data</text:span><text:span text:style-name="T10">) </text:span><text:span text:style-name="T9">from</text:span><text:span text:style-name="T10"> </text:span><text:span text:style-name="T2">mqtt_payload_json</text:span><text:span text:style-name="T12">;</text:span></text:p>
      <text:p text:style-name="P17"><text:span text:style-name="T10"><text:s text:c="4"/></text:span><text:span text:style-name="T9">return</text:span><text:span text:style-name="T10"> </text:span><text:span text:style-name="T17">'MQTT_CLIENT_INIT; Topic: '</text:span><text:span text:style-name="T10">||</text:span><text:span text:style-name="T2">msgtopic</text:span><text:span text:style-name="T12">;</text:span></text:p>
      <text:p text:style-name="P17"><text:span text:style-name="T9">END</text:span><text:span text:style-name="T12">;</text:span></text:p>
      <text:p text:style-name="P17"><text:span text:style-name="T13">$function$</text:span></text:p>
      <text:p text:style-name="P16"><text:span text:style-name="T12">;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Noto Sans EgyptHiero" svg:font-family="'Noto Sans EgyptHiero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0:29:58.700566083</meta:creation-date>
    <dc:date>2020-02-17T11:31:46.201274707</dc:date>
    <meta:editing-duration>PT5M13S</meta:editing-duration>
    <meta:editing-cycles>1</meta:editing-cycles>
    <meta:document-statistic meta:table-count="5" meta:image-count="0" meta:object-count="0" meta:page-count="4" meta:paragraph-count="186" meta:word-count="450" meta:character-count="4071" meta:non-whitespace-character-count="3578"/>
    <meta:generator>LibreOffice/6.1.5.2$Linux_X86_64 LibreOffice_project/10$Build-2</meta:generator>
  </office:meta>
</office:document-meta>
</file>